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ae17"/>
    </style:style>
    <style:style style:name="P2" style:family="paragraph" style:parent-style-name="Standard">
      <style:text-properties officeooo:rsid="0001ae17" officeooo:paragraph-rsid="0001ae17"/>
    </style:style>
    <style:style style:name="P3" style:family="paragraph" style:parent-style-name="Standard">
      <style:text-properties officeooo:rsid="00045ba3" officeooo:paragraph-rsid="0021032d"/>
    </style:style>
    <style:style style:name="P4" style:family="paragraph" style:parent-style-name="Standard">
      <style:text-properties officeooo:rsid="00080fb9" officeooo:paragraph-rsid="0021032d"/>
    </style:style>
    <style:style style:name="P5" style:family="paragraph" style:parent-style-name="Standard">
      <style:text-properties officeooo:rsid="000de5a1" officeooo:paragraph-rsid="0022785d"/>
    </style:style>
    <style:style style:name="P6" style:family="paragraph" style:parent-style-name="Standard">
      <style:text-properties officeooo:rsid="0014ec0c" officeooo:paragraph-rsid="002397a0"/>
    </style:style>
    <style:style style:name="P7" style:family="paragraph" style:parent-style-name="Standard">
      <style:text-properties officeooo:rsid="0021032d" officeooo:paragraph-rsid="0021032d"/>
    </style:style>
    <style:style style:name="P8" style:family="paragraph" style:parent-style-name="Standard">
      <style:text-properties officeooo:rsid="002ca0e1" officeooo:paragraph-rsid="002ca0e1"/>
    </style:style>
    <style:style style:name="P9" style:family="paragraph" style:parent-style-name="Standard">
      <style:text-properties officeooo:rsid="00369525" officeooo:paragraph-rsid="00369525"/>
    </style:style>
    <style:style style:name="P10" style:family="paragraph" style:parent-style-name="Standard">
      <style:text-properties officeooo:rsid="003a6af8" officeooo:paragraph-rsid="003a6af8"/>
    </style:style>
    <style:style style:name="P11" style:family="paragraph" style:parent-style-name="Heading_20_1">
      <style:text-properties officeooo:rsid="0021032d" officeooo:paragraph-rsid="0021032d"/>
    </style:style>
    <style:style style:name="P12" style:family="paragraph" style:parent-style-name="Heading_20_1">
      <style:text-properties officeooo:rsid="00177f5f" officeooo:paragraph-rsid="00177f5f"/>
    </style:style>
    <style:style style:name="P13" style:family="paragraph" style:parent-style-name="Heading_20_1">
      <style:text-properties officeooo:rsid="00177f5f" officeooo:paragraph-rsid="0017e9c1"/>
    </style:style>
    <style:style style:name="P14" style:family="paragraph" style:parent-style-name="Heading_20_1">
      <style:text-properties officeooo:rsid="001e1cda" officeooo:paragraph-rsid="001e1cda"/>
    </style:style>
    <style:style style:name="P15" style:family="paragraph" style:parent-style-name="Heading_20_1">
      <style:text-properties officeooo:rsid="0034cea7" officeooo:paragraph-rsid="0034cea7"/>
    </style:style>
    <style:style style:name="P16" style:family="paragraph" style:parent-style-name="Standard">
      <style:text-properties officeooo:rsid="0001c019"/>
    </style:style>
    <style:style style:name="P17" style:family="paragraph" style:parent-style-name="Standard">
      <style:text-properties officeooo:rsid="0021032d" officeooo:paragraph-rsid="0021032d"/>
    </style:style>
    <style:style style:name="P18" style:family="paragraph" style:parent-style-name="Standard">
      <style:text-properties officeooo:rsid="00045ba3" officeooo:paragraph-rsid="004b9c63"/>
    </style:style>
    <style:style style:name="P19" style:family="paragraph" style:parent-style-name="Standard" style:list-style-name="L2">
      <style:text-properties officeooo:rsid="000ad50a" officeooo:paragraph-rsid="0021032d"/>
    </style:style>
    <style:style style:name="P20" style:family="paragraph" style:parent-style-name="Standard" style:list-style-name="L2">
      <style:text-properties officeooo:rsid="000cc4bf" officeooo:paragraph-rsid="0021032d"/>
    </style:style>
    <style:style style:name="P21" style:family="paragraph" style:parent-style-name="Standard" style:list-style-name="L2">
      <style:text-properties officeooo:rsid="00177f5f" officeooo:paragraph-rsid="0021032d"/>
    </style:style>
    <style:style style:name="P22" style:family="paragraph" style:parent-style-name="Standard">
      <style:text-properties officeooo:rsid="000de5a1" officeooo:paragraph-rsid="002be1e6"/>
    </style:style>
    <style:style style:name="P23" style:family="paragraph" style:parent-style-name="Standard" style:list-style-name="L3">
      <style:text-properties officeooo:rsid="000de5a1" officeooo:paragraph-rsid="002be1e6"/>
    </style:style>
    <style:style style:name="P24" style:family="paragraph" style:parent-style-name="Standard" style:list-style-name="L3">
      <style:text-properties officeooo:rsid="0013d3b9" officeooo:paragraph-rsid="0022785d"/>
    </style:style>
    <style:style style:name="P25" style:family="paragraph" style:parent-style-name="Standard" style:list-style-name="L4">
      <style:text-properties officeooo:rsid="0013d3b9" officeooo:paragraph-rsid="002397a0"/>
    </style:style>
    <style:style style:name="P26" style:family="paragraph" style:parent-style-name="Standard">
      <style:text-properties officeooo:rsid="0013d3b9" officeooo:paragraph-rsid="002b3b44"/>
    </style:style>
    <style:style style:name="P27" style:family="paragraph" style:parent-style-name="Standard" style:list-style-name="L6">
      <style:text-properties officeooo:rsid="0013d3b9" officeooo:paragraph-rsid="002b3b44"/>
    </style:style>
    <style:style style:name="P28" style:family="paragraph" style:parent-style-name="Standard" style:list-style-name="L5">
      <style:text-properties officeooo:rsid="0031d648" officeooo:paragraph-rsid="0031d648"/>
    </style:style>
    <style:style style:name="P29" style:family="paragraph" style:parent-style-name="Standard" style:list-style-name="L5">
      <style:text-properties officeooo:rsid="00332f98" officeooo:paragraph-rsid="00332f98"/>
    </style:style>
    <style:style style:name="P30" style:family="paragraph" style:parent-style-name="Standard">
      <style:text-properties officeooo:rsid="003f33af" officeooo:paragraph-rsid="0021032d"/>
    </style:style>
    <style:style style:name="P31" style:family="paragraph" style:parent-style-name="Standard">
      <style:text-properties officeooo:rsid="0001ae17" officeooo:paragraph-rsid="00423b2b"/>
    </style:style>
    <style:style style:name="P32" style:family="paragraph" style:parent-style-name="Standard">
      <style:text-properties officeooo:rsid="0044f6b3" officeooo:paragraph-rsid="0044f6b3"/>
    </style:style>
    <style:style style:name="P33" style:family="paragraph" style:parent-style-name="Standard">
      <style:text-properties officeooo:rsid="0046cf33" officeooo:paragraph-rsid="0046cf33"/>
    </style:style>
    <style:style style:name="P34" style:family="paragraph" style:parent-style-name="Standard" style:list-style-name="L7">
      <style:text-properties officeooo:rsid="00485398" officeooo:paragraph-rsid="00485398"/>
    </style:style>
    <style:style style:name="P35" style:family="paragraph" style:parent-style-name="Standard" style:list-style-name="L7">
      <style:text-properties officeooo:rsid="004876d2" officeooo:paragraph-rsid="004876d2"/>
    </style:style>
    <style:style style:name="P36" style:family="paragraph" style:parent-style-name="Standard" style:list-style-name="L7">
      <style:text-properties officeooo:rsid="00490174" officeooo:paragraph-rsid="00490174"/>
    </style:style>
    <style:style style:name="T1" style:family="text">
      <style:text-properties officeooo:rsid="0001c019"/>
    </style:style>
    <style:style style:name="T2" style:family="text">
      <style:text-properties officeooo:rsid="0003ee84"/>
    </style:style>
    <style:style style:name="T3" style:family="text">
      <style:text-properties officeooo:rsid="00065227"/>
    </style:style>
    <style:style style:name="T4" style:family="text">
      <style:text-properties officeooo:rsid="000ad50a"/>
    </style:style>
    <style:style style:name="T5" style:family="text">
      <style:text-properties officeooo:rsid="00177f5f"/>
    </style:style>
    <style:style style:name="T6" style:family="text">
      <style:text-properties officeooo:rsid="001b5cbc"/>
    </style:style>
    <style:style style:name="T7" style:family="text">
      <style:text-properties officeooo:rsid="001fa9fa"/>
    </style:style>
    <style:style style:name="T8" style:family="text">
      <style:text-properties officeooo:rsid="0021032d"/>
    </style:style>
    <style:style style:name="T9" style:family="text">
      <style:text-properties officeooo:rsid="0035896e"/>
    </style:style>
    <style:style style:name="T10" style:family="text">
      <style:text-properties officeooo:rsid="00380714"/>
    </style:style>
    <style:style style:name="T11" style:family="text">
      <style:text-properties officeooo:rsid="003a8914"/>
    </style:style>
    <style:style style:name="T12" style:family="text">
      <style:text-properties officeooo:rsid="003e0418"/>
    </style:style>
    <style:style style:name="T13" style:family="text">
      <style:text-properties officeooo:rsid="0044f6b3"/>
    </style:style>
    <style:style style:name="T14" style:family="text">
      <style:text-properties officeooo:rsid="004954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ordnet emne: 3D printing <text:span text:style-name="T1">i hjemmet</text:span></text:p>
      <text:p text:style-name="P16"/>
      <text:p text:style-name="P2"/>
      <text:p text:style-name="P2"/>
      <text:h text:style-name="P11" text:outline-level="1">Omfanget af 3D-printning <text:span text:style-name="T13">(Anders, Christian og Simon)</text:span></text:h>
      <text:p text:style-name="P31"><text:span text:style-name="T8">Et kig på hvad 3D-printing kommer til at medføre.</text:span></text:p>
      <text:p text:style-name="P7">Hvad vil det medføre at alle kan printe lige hvad de vil?</text:p>
      <text:p text:style-name="P3"><text:span text:style-name="T8">Hvilke industrier kommer 3d printning til at påvirke?</text:span></text:p>
      <text:p text:style-name="P30"/>
      <text:p text:style-name="P33"/>
      <text:p text:style-name="P32"/>
      <text:p text:style-name="P7">Mærkevarehandel</text:p>
      <text:list xml:id="list9139735458756457883" text:style-name="L7">
        <text:list-item>
          <text:p text:style-name="P34">Hvad er et mærkevare?</text:p>
        </text:list-item>
        <text:list-item>
          <text:p text:style-name="P35">Hvis en forbruger printer et design af et mærkevare, er det printede objekt så et mærkevare?</text:p>
        </text:list-item>
        <text:list-item>
          <text:p text:style-name="P36">IKEA – <text:span text:style-name="T14">printning af dugholder</text:span></text:p>
        </text:list-item>
      </text:list>
      <text:p text:style-name="P7"/>
      <text:h text:style-name="P12" text:outline-level="1"><text:span text:style-name="T6">Lignende problemer: m</text:span>usikindustrien <text:span text:style-name="T12">(Kasper)</text:span></text:h>
      <text:p text:style-name="P4">Hvad <text:span text:style-name="T4">skete der ved andre markeder, f.eks. musikindustrien</text:span></text:p>
      <text:list xml:id="list177077150405405578" text:style-name="L2">
        <text:list-item>
          <text:p text:style-name="P19">Hvordan udviklede musikindustrien sig?</text:p>
        </text:list-item>
        <text:list-item>
          <text:p text:style-name="P20">musikindustriens distribution historik (compact disc)</text:p>
        </text:list-item>
        <text:list-item>
          <text:p text:style-name="P21">Internettets følger for f.eks. musikbutikker</text:p>
        </text:list-item>
      </text:list>
      <text:h text:style-name="P13" text:outline-level="1">Nuværende tilstand af 3D-print (<text:span text:style-name="T12">A</text:span>lexander)</text:h>
      <text:p text:style-name="P5">hvordan får forbrugeren adgang til 3d modeller nu?</text:p>
      <text:p text:style-name="P5"/>
      <text:p text:style-name="P22">Hvilke medier?</text:p>
      <text:list xml:id="list7219975268637906111" text:style-name="L3">
        <text:list-item>
          <text:p text:style-name="P23">Problemer med den nuværende distribuering af 3d-modeller?</text:p>
        </text:list-item>
        <text:list-item>
          <text:p text:style-name="P24">Opretholdelse af designerens rettigheder vedrørende 3d-modellen</text:p>
        </text:list-item>
      </text:list>
      <text:p text:style-name="P6"/>
      <text:p text:style-name="P6">Hvordan ser lovgivningen ud?</text:p>
      <text:list xml:id="list5208202992116203032" text:style-name="L4">
        <text:list-item>
          <text:p text:style-name="P25">Hvem må printe hvad?</text:p>
        </text:list-item>
      </text:list>
      <text:p text:style-name="P5"/>
      <text:p text:style-name="P8">Hvordan virker 3D-printere teknisk?</text:p>
      <text:list xml:id="list6366444829352563787" text:style-name="L5">
        <text:list-item>
          <text:p text:style-name="P28">Hvilke begrænsninger/muligheder har printeren</text:p>
          <text:list>
            <text:list-item>
              <text:p text:style-name="P28">Størrelse på printet objekt</text:p>
            </text:list-item>
            <text:list-item>
              <text:p text:style-name="P29">Materiale-begrænsning</text:p>
            </text:list-item>
            <text:list-item>
              <text:p text:style-name="P29">Kan ikke printe elektroniske ting.</text:p>
            </text:list-item>
          </text:list>
        </text:list-item>
      </text:list>
      <text:h text:style-name="P14" text:outline-level="1"><text:span text:style-name="T5">T</text:span>idshorisont <text:span text:style-name="T7">for hjemme 3D-printere (senere)</text:span></text:h>
      <text:p text:style-name="P18">Vil de<text:span text:style-name="T3">t</text:span> have nogle konsekvenser for andre industrier.</text:p>
      <text:p text:style-name="P26">Hvornår forventes 3D-printer at være udbredt blandt almene slutbrugere</text:p>
      <text:list xml:id="list6213181162989378737" text:style-name="L6">
        <text:list-item>
          <text:p text:style-name="P27">hvilke krav har den almene slutbrugere</text:p>
        </text:list-item>
      </text:list>
      <text:p text:style-name="P6"/>
      <text:h text:style-name="P15" text:outline-level="1"><text:soft-page-break/><text:span text:style-name="T5">F</text:span>remtiden for 3D-prin<text:span text:style-name="T9">tere (til sidst, alle)</text:span></text:h>
      <text:p text:style-name="P9">3D-printeren kan modificere atomer. <text:span text:style-name="T10">Mulighed for at printe ALT!</text:span></text:p>
      <text:p text:style-name="P10"><text:span text:style-name="T10">I</text:span>dé: <text:span text:style-name="T11">disintegrator splitte objekter til atomer. 3D-printer kan nu printe nye ting ud af disse atomer fra disintegration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4:39:35.392866000</meta:creation-date>
    <dc:date>2013-09-09T16:30:31.883495000</dc:date>
    <meta:editing-duration>PT1H47M50S</meta:editing-duration>
    <meta:editing-cycles>78</meta:editing-cycles>
    <meta:generator>LibreOffice/4.1.0.4$MacOSX_x86 LibreOffice_project/89ea49ddacd9aa532507cbf852f2bb22b1ace28</meta:generator>
    <meta:document-statistic meta:table-count="0" meta:image-count="0" meta:object-count="0" meta:page-count="2" meta:paragraph-count="33" meta:word-count="222" meta:character-count="1526" meta:non-whitespace-character-count="1350"/>
  </office:meta>
</office:document-meta>
</file>